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329" officeooo:paragraph-rsid="00079329"/>
    </style:style>
    <style:style style:name="P2" style:family="paragraph" style:parent-style-name="Standard">
      <style:text-properties officeooo:rsid="00088e8e" officeooo:paragraph-rsid="00088e8e"/>
    </style:style>
    <style:style style:name="P3" style:family="paragraph" style:parent-style-name="Standard">
      <style:text-properties officeooo:rsid="0008f763" officeooo:paragraph-rsid="0008f763"/>
    </style:style>
    <style:style style:name="P4" style:family="paragraph" style:parent-style-name="Standard">
      <style:text-properties officeooo:rsid="000acf3e" officeooo:paragraph-rsid="000acf3e"/>
    </style:style>
    <style:style style:name="P5" style:family="paragraph" style:parent-style-name="Standard">
      <style:text-properties fo:font-weight="bold" officeooo:rsid="000bfd60" officeooo:paragraph-rsid="000bfd60" style:font-weight-asian="bold" style:font-weight-complex="bold"/>
    </style:style>
    <style:style style:name="P6" style:family="paragraph" style:parent-style-name="Standard">
      <style:text-properties fo:font-weight="normal" officeooo:rsid="000bfd60" officeooo:paragraph-rsid="000bfd60" style:font-weight-asian="normal" style:font-weight-complex="normal"/>
    </style:style>
    <style:style style:name="P7" style:family="paragraph" style:parent-style-name="Standard">
      <style:text-properties fo:font-weight="normal" officeooo:rsid="000cd68c" officeooo:paragraph-rsid="000cd68c" style:font-weight-asian="normal" style:font-weight-complex="normal"/>
    </style:style>
    <style:style style:name="P8" style:family="paragraph" style:parent-style-name="Standard">
      <style:text-properties fo:font-weight="normal" officeooo:rsid="000df915" officeooo:paragraph-rsid="000df915" style:font-weight-asian="normal" style:font-weight-complex="normal"/>
    </style:style>
    <style:style style:name="P9" style:family="paragraph" style:parent-style-name="Standard">
      <style:text-properties fo:font-weight="normal" officeooo:rsid="000ec5f0" officeooo:paragraph-rsid="000ec5f0" style:font-weight-asian="normal" style:font-weight-complex="normal"/>
    </style:style>
    <style:style style:name="P10" style:family="paragraph" style:parent-style-name="Standard">
      <style:text-properties fo:font-weight="normal" officeooo:rsid="000fcb96" officeooo:paragraph-rsid="000fcb96" style:font-weight-asian="normal" style:font-weight-complex="normal"/>
    </style:style>
    <style:style style:name="P11" style:family="paragraph" style:parent-style-name="Standard">
      <style:text-properties fo:font-weight="normal" officeooo:rsid="0011653f" officeooo:paragraph-rsid="0011653f" style:font-weight-asian="normal" style:font-weight-complex="normal"/>
    </style:style>
    <style:style style:name="P12" style:family="paragraph" style:parent-style-name="Standard">
      <style:text-properties fo:font-weight="normal" officeooo:rsid="0012a3fb" officeooo:paragraph-rsid="0012a3fb" style:font-weight-asian="normal" style:font-weight-complex="normal"/>
    </style:style>
    <style:style style:name="P13" style:family="paragraph" style:parent-style-name="Standard">
      <style:text-properties fo:font-weight="normal" officeooo:rsid="0012a3fb" officeooo:paragraph-rsid="00149781" style:font-weight-asian="normal" style:font-weight-complex="normal"/>
    </style:style>
    <style:style style:name="P14" style:family="paragraph" style:parent-style-name="Standard">
      <style:text-properties fo:font-weight="normal" officeooo:rsid="00149781" officeooo:paragraph-rsid="00149781" style:font-weight-asian="normal" style:font-weight-complex="normal"/>
    </style:style>
    <style:style style:name="P15" style:family="paragraph" style:parent-style-name="Standard">
      <style:text-properties fo:font-weight="normal" officeooo:rsid="0016d1f8" officeooo:paragraph-rsid="0016d1f8" style:font-weight-asian="normal" style:font-weight-complex="normal"/>
    </style:style>
    <style:style style:name="P16" style:family="paragraph" style:parent-style-name="Standard">
      <style:text-properties fo:font-weight="normal" officeooo:rsid="0018af65" officeooo:paragraph-rsid="0018af65" style:font-weight-asian="normal" style:font-weight-complex="normal"/>
    </style:style>
    <style:style style:name="P17" style:family="paragraph" style:parent-style-name="Standard">
      <style:text-properties fo:font-weight="normal" officeooo:rsid="00191fd9" officeooo:paragraph-rsid="00191fd9" style:font-weight-asian="normal" style:font-weight-complex="normal"/>
    </style:style>
    <style:style style:name="P18" style:family="paragraph" style:parent-style-name="Standard">
      <style:text-properties fo:font-weight="normal" officeooo:rsid="0019933f" officeooo:paragraph-rsid="0019933f" style:font-weight-asian="normal" style:font-weight-complex="normal"/>
    </style:style>
    <style:style style:name="T1" style:family="text">
      <style:text-properties officeooo:rsid="000bbcc6"/>
    </style:style>
    <style:style style:name="T2" style:family="text">
      <style:text-properties officeooo:rsid="000fcb96"/>
    </style:style>
    <style:style style:name="T3" style:family="text">
      <style:text-properties officeooo:rsid="00151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UD – Create Retrtive Update Delete / Stwórz Pobierz Zaktualizuj Usuń</text:p>
      <text:p text:style-name="P1"/>
      <text:p text:style-name="P1">SQL – Structure Query Language – Strukturalny język zapytań</text:p>
      <text:p text:style-name="P1"/>
      <text:p text:style-name="P2">Binary Search – podziel na pół dane, później znowu na pół, i znowu na pół, aż znajdziesz to czego szukasz, jeśli coś jest posortowane np. alfabetycznie</text:p>
      <text:p text:style-name="P2"/>
      <text:p text:style-name="P3">Bazy relacyjne – w postaci tabeli, gdzie są kolumny (nazwy pól) i wiersze (w wierszach rekordy)</text:p>
      <text:p text:style-name="P3"/>
      <text:p text:style-name="P3">Nierelacyjne bazy (NoSQL) – np. grafowe – People You May Now jak w Linkedin czy Facebooku.</text:p>
      <text:p text:style-name="P3"/>
      <text:p text:style-name="P4">Relacyjne bazy – relacje w nich:</text:p>
      <text:p text:style-name="P4">-jeden do jednego – jeden element z jednej tabeli może być połączony tylko z jednym elementem z innej tabeli np. wychowawca – klasa, premier - rząd</text:p>
      <text:p text:style-name="P4">-jeden do wielu – uczeń – klasa (jeden uczeń może być w jednej klasie, ale w klasie jest wielu uczniów), linia lotnicza – samoloty (linia ma wiele samolotów)</text:p>
      <text:p text:style-name="P4">-wielu do wielu – <text:span text:style-name="T1">nauczyciel – klasa (jeden nauczyciel uczy wiele klas, ale klasa jest uczona przez wielu nauczycieli)</text:span></text:p>
      <text:p text:style-name="P4"/>
      <text:p text:style-name="P4"/>
      <text:p text:style-name="P5">localhost/phpmyadmin</text:p>
      <text:p text:style-name="P5">User: root</text:p>
      <text:p text:style-name="P5">Hasło: coderslab</text:p>
      <text:p text:style-name="P5"/>
      <text:p text:style-name="P6">https://1password.com/ – oprogramowanie do przechowywania haseł, pozwalające automatycznie się logować</text:p>
      <text:p text:style-name="P7"/>
      <text:p text:style-name="P7">SPOF – single point of failure – każdy element, jaki może ulec awarii powinien być backupowany.</text:p>
      <text:p text:style-name="P7"/>
      <text:p text:style-name="P7"/>
      <text:p text:style-name="P8">Silniki w MySQL – dwa główne:</text:p>
      <text:p text:style-name="P8">-MyISAM</text:p>
      <text:p text:style-name="P8">-InnoDB</text:p>
      <text:p text:style-name="P8"/>
      <text:p text:style-name="P8"/>
      <text:p text:style-name="P9">Nazwa bazy danych – małymi literami, zamiast spacji podkreślniki. Nazwy baz, pól – dawać w języku angielskim.</text:p>
      <text:p text:style-name="P9"/>
      <text:p text:style-name="P9"/>
      <text:p text:style-name="P9"/>
      <text:p text:style-name="P9">W phpMyAadmin wybieramy zakładkę SQL:</text:p>
      <text:p text:style-name="P9">i wpisujemy:</text:p>
      <text:p text:style-name="P9">Create database first_database;</text:p>
      <text:p text:style-name="P9">//utworzy nam bazę danych o nazwie first_database</text:p>
      <text:p text:style-name="P9"/>
      <text:p text:style-name="P9">W terminalu </text:p>
      <text:p text:style-name="P9">mysql -h localhost -u root -p</text:p>
      <text:p text:style-name="P9">podajemy hasło (coderslab)</text:p>
      <text:p text:style-name="P9">//<text:span text:style-name="T2">to jest podłączenie do bazy dany</text:span></text:p>
      <text:p text:style-name="P9"/>
      <text:p text:style-name="P10">SHOW DATABASES;</text:p>
      <text:p text:style-name="P10">//pokaże nam jakie mamy bazy danych</text:p>
      <text:p text:style-name="P10"><text:soft-page-break/>CREATE DATABASE nazwa_bazy;</text:p>
      <text:p text:style-name="P10">//utworzy bazę</text:p>
      <text:p text:style-name="P10"/>
      <text:p text:style-name="P10">DROP DATABASE nazwa_bazy;</text:p>
      <text:p text:style-name="P10">//usunie bazę danych</text:p>
      <text:p text:style-name="P10"/>
      <text:p text:style-name="P11">SHOW TABLES;</text:p>
      <text:p text:style-name="P11">//pokaż tabele w bazie</text:p>
      <text:p text:style-name="P11"/>
      <text:p text:style-name="P11">USE nazwa_bazy;</text:p>
      <text:p text:style-name="P11">//użyj bazy – wybierz bazę danych</text:p>
      <text:p text:style-name="P11"/>
      <text:p text:style-name="P12">CREATE TABLE nazwa_tabeli</text:p>
      <text:p text:style-name="P12">{</text:p>
      <text:p text:style-name="P12"><text:bookmark-start text:name="__DdeLink__1_400741291"/>nazwa_kolumny_1 typ_danych(size) [atrybuty],<text:bookmark-end text:name="__DdeLink__1_400741291"/></text:p>
      <text:p text:style-name="P13">nazwa_kolumny_1 typ_danych(size) [atrybuty],</text:p>
      <text:p text:style-name="P12">};</text:p>
      <text:p text:style-name="P12">//tworzy nową tabelę</text:p>
      <text:p text:style-name="P12"/>
      <text:p text:style-name="P14">Typ danych liczbowych – DECIMAL – do danych finansowych wykorzystywać <text:span text:style-name="T3">(nie FLOAT, bo czasami są błędy)</text:span></text:p>
      <text:p text:style-name="P14"/>
      <text:p text:style-name="P14"/>
      <text:p text:style-name="P15">Atrybuty</text:p>
      <text:p text:style-name="P15">PRIMARY KEY – klucz główny, nie może się powtórzyć w tabeli np. indeks osoby</text:p>
      <text:p text:style-name="P15"/>
      <text:p text:style-name="P16">DESC nazwa_tabeli;</text:p>
      <text:p text:style-name="P16">//pokazuje jakie są kolumny w tabeli i jakie są identyfikatory</text:p>
      <text:p text:style-name="P16"/>
      <text:p text:style-name="P16">SHOW CREATE TABLE nazwa_tabeli;</text:p>
      <text:p text:style-name="P16">//pokaż mi jakim poleceniem została stworzona tabela – pokazuje też jaki jest silnik np. InnoDB</text:p>
      <text:p text:style-name="P16"/>
      <text:p text:style-name="P17">DROP TABLE nazwa_tabeli;</text:p>
      <text:p text:style-name="P17">//usuwa tabelę wraz z danymi (bezpowrotnie).</text:p>
      <text:p text:style-name="P17"/>
      <text:p text:style-name="P18">ALTER TABLE nazwa_tabeli MODIFY COLUMN nazwa_kolumny VARCHAR(255) UNIQUE;</text:p>
      <text:p text:style-name="P18">//zmienia nazwę kolumny w tabeli na wartości, które będą unikla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9:02:07.719708362</meta:creation-date>
    <meta:generator>LibreOffice/5.1.6.2$Linux_X86_64 LibreOffice_project/10m0$Build-2</meta:generator>
    <dc:date>2017-03-05T16:57:18.008922549</dc:date>
    <meta:editing-duration>PT2H24M20S</meta:editing-duration>
    <meta:editing-cycles>5</meta:editing-cycles>
    <meta:document-statistic meta:table-count="0" meta:image-count="0" meta:object-count="0" meta:page-count="2" meta:paragraph-count="53" meta:word-count="357" meta:character-count="2497" meta:non-whitespace-character-count="2165"/>
  </office:meta>
</office:document-meta>
</file>